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9.2465in" svg:height="5.3335in" svg:x="1.8319in" svg:y="1.4638in">
            <draw:object draw:notify-on-update-of-ranges="Sheet1.A12:Sheet1.A79 Sheet1.B12:Sheet1.B79 Sheet1.A12:Sheet1.A79 Sheet1.C12:Sheet1.C79 Sheet1.A12:Sheet1.A79 Sheet1.D12:Sheet1.D7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loak Z-scan with fifteen layer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Y=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=1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p size =2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ffset = 0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Current I =12.812 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M.T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.96" calcext:value-type="float">
            <text:p>9.96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.804" calcext:value-type="float">
            <text:p>9.804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.6" calcext:value-type="float">
            <text:p>9.6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.486" calcext:value-type="float">
            <text:p>9.486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.161" calcext:value-type="float">
            <text:p>9.161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.851" calcext:value-type="float">
            <text:p>8.851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.959" calcext:value-type="float">
            <text:p>7.959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.406" calcext:value-type="float">
            <text:p>7.406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.86" calcext:value-type="float">
            <text:p>6.86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.132" calcext:value-type="float">
            <text:p>6.132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.218" calcext:value-type="float">
            <text:p>5.218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.54" calcext:value-type="float">
            <text:p>4.54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.816" calcext:value-type="float">
            <text:p>3.816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.109" calcext:value-type="float">
            <text:p>3.109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.693" calcext:value-type="float">
            <text:p>2.693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.268" calcext:value-type="float">
            <text:p>2.268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.94" calcext:value-type="float">
            <text:p>1.94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.7" calcext:value-type="float">
            <text:p>1.7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.401" calcext:value-type="float">
            <text:p>1.401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.193" calcext:value-type="float">
            <text:p>1.193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.141" calcext:value-type="float">
            <text:p>1.141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997" calcext:value-type="float">
            <text:p>0.997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91" calcext:value-type="float">
            <text:p>0.91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815" calcext:value-type="float">
            <text:p>0.815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767" calcext:value-type="float">
            <text:p>0.767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736" calcext:value-type="float">
            <text:p>0.736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692" calcext:value-type="float">
            <text:p>0.692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682" calcext:value-type="float">
            <text:p>0.682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67" calcext:value-type="float">
            <text:p>0.67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67" calcext:value-type="float">
            <text:p>0.67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674" calcext:value-type="float">
            <text:p>0.674</text:p>
          </table:table-cell>
          <table:table-cell/>
          <table:table-cell office:value-type="float" office:value="0.691" calcext:value-type="float">
            <text:p>0.69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674" calcext:value-type="float">
            <text:p>0.674</text:p>
          </table:table-cell>
          <table:table-cell/>
          <table:table-cell office:value-type="float" office:value="0.698" calcext:value-type="float">
            <text:p>0.69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676" calcext:value-type="float">
            <text:p>0.676</text:p>
          </table:table-cell>
          <table:table-cell/>
          <table:table-cell office:value-type="float" office:value="0.716" calcext:value-type="float">
            <text:p>0.71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683" calcext:value-type="float">
            <text:p>0.683</text:p>
          </table:table-cell>
          <table:table-cell/>
          <table:table-cell office:value-type="float" office:value="0.736" calcext:value-type="float">
            <text:p>0.73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688" calcext:value-type="float">
            <text:p>0.688</text:p>
          </table:table-cell>
          <table:table-cell/>
          <table:table-cell office:value-type="float" office:value="0.762" calcext:value-type="float">
            <text:p>0.76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795" calcext:value-type="float">
            <text:p>0.795</text:p>
          </table:table-cell>
          <table:table-cell/>
          <table:table-cell office:value-type="float" office:value="0.801" calcext:value-type="float">
            <text:p>0.80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752" calcext:value-type="float">
            <text:p>0.752</text:p>
          </table:table-cell>
          <table:table-cell/>
          <table:table-cell office:value-type="float" office:value="0.824" calcext:value-type="float">
            <text:p>0.82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0.877" calcext:value-type="float">
            <text:p>0.87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  <table:table-cell office:value-type="float" office:value="0.935" calcext:value-type="float">
            <text:p>0.93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  <table:table-cell office:value-type="float" office:value="1.005" calcext:value-type="float">
            <text:p>1.00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  <table:table-cell office:value-type="float" office:value="1.162" calcext:value-type="float">
            <text:p>1.16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  <table:table-cell office:value-type="float" office:value="1.253" calcext:value-type="float">
            <text:p>1.25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1.333" calcext:value-type="float">
            <text:p>1.33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1.528" calcext:value-type="float">
            <text:p>1.52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  <table:table-cell office:value-type="float" office:value="1.76" calcext:value-type="float">
            <text:p>1.7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  <table:table-cell office:value-type="float" office:value="1.988" calcext:value-type="float">
            <text:p>1.98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  <table:table-cell office:value-type="float" office:value="2.382" calcext:value-type="float">
            <text:p>2.38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2.803" calcext:value-type="float">
            <text:p>2.80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3.247" calcext:value-type="float">
            <text:p>3.24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  <table:table-cell office:value-type="float" office:value="3.914" calcext:value-type="float">
            <text:p>3.91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  <table:table-cell office:value-type="float" office:value="4.574" calcext:value-type="float">
            <text:p>4.57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office:value-type="float" office:value="5.18" calcext:value-type="float">
            <text:p>5.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6.343" calcext:value-type="float">
            <text:p>6.34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7.066" calcext:value-type="float">
            <text:p>7.06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  <table:table-cell office:value-type="float" office:value="7.712" calcext:value-type="float">
            <text:p>7.71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/>
          <table:table-cell office:value-type="float" office:value="8.254" calcext:value-type="float">
            <text:p>8.25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/>
          <table:table-cell office:value-type="float" office:value="8.75" calcext:value-type="float">
            <text:p>8.7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/>
          <table:table-cell office:value-type="float" office:value="9.185" calcext:value-type="float">
            <text:p>9.18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/>
          <table:table-cell office:value-type="float" office:value="9.424" calcext:value-type="float">
            <text:p>9.42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/>
          <table:table-cell office:value-type="float" office:value="9.606" calcext:value-type="float">
            <text:p>9.60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/>
          <table:table-cell office:value-type="float" office:value="9.713" calcext:value-type="float">
            <text:p>9.71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/>
          <table:table-cell office:value-type="float" office:value="9.821" calcext:value-type="float">
            <text:p>9.82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9.887" calcext:value-type="float">
            <text:p>9.88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/>
          <table:table-cell office:value-type="float" office:value="9.936" calcext:value-type="float">
            <text:p>9.93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/>
          <table:table-cell office:value-type="float" office:value="9.942" calcext:value-type="float">
            <text:p>9.94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/>
          <table:table-cell office:value-type="float" office:value="9.966" calcext:value-type="float">
            <text:p>9.96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/>
          <table:table-cell office:value-type="float" office:value="9.97" calcext:value-type="float">
            <text:p>9.9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/>
          <table:table-cell office:value-type="float" office:value="9.98" calcext:value-type="float">
            <text:p>9.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6T19:18:17.314907197</meta:creation-date>
    <dc:date>2014-07-16T19:44:05.333713398</dc:date>
    <meta:editing-duration>PT28S</meta:editing-duration>
    <meta:editing-cycles>1</meta:editing-cycles>
    <meta:document-statistic meta:table-count="1" meta:cell-count="151" meta:object-count="1"/>
    <meta:generator>LibreOffice/4.2.4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487cm" svg:height="13.548cm" xlink:href=".." xlink:type="simple" chart:class="chart:scatter" chart:style-name="ch1">
        <chart:legend chart:legend-position="end" svg:x="21.224cm" svg:y="5.977cm" style:legend-expansion="high" chart:style-name="ch2"/>
        <chart:plot-area chart:style-name="ch3" table:cell-range-address="Sheet1.A12:Sheet1.D79" svg:x="0.919cm" svg:y="1.215cm" svg:width="19.367cm" svg:height="11.643cm">
          <chartooo:coordinate-region svg:x="1.54cm" svg:y="1.414cm" svg:width="18.466cm" svg:height="10.7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2:Sheet1.B79" chart:class="chart:scatter">
            <chart:domain table:cell-range-address="Sheet1.A12:Sheet1.A79"/>
            <chart:data-point chart:repeated="68"/>
          </chart:series>
          <chart:series chart:style-name="ch7" chart:values-cell-range-address="Sheet1.C12:Sheet1.C79" chart:class="chart:scatter">
            <chart:data-point chart:repeated="68"/>
          </chart:series>
          <chart:series chart:style-name="ch8" chart:values-cell-range-address="Sheet1.D12:Sheet1.D79" chart:class="chart:scatter">
            <chart:data-point chart:repeated="6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6">
                <text:p>96</text:p>
                <draw:g>
                  <svg:desc>Sheet1.A12:Sheet1.A79</svg:desc>
                </draw:g>
              </table:table-cell>
              <table:table-cell office:value-type="float" office:value="9.96">
                <text:p>9.96</text:p>
                <draw:g>
                  <svg:desc>Sheet1.B12:Sheet1.B79</svg:desc>
                </draw:g>
              </table:table-cell>
              <table:table-cell office:value-type="float" office:value="NaN">
                <text:p>NaN</text:p>
                <draw:g>
                  <svg:desc>Sheet1.C12:Sheet1.C79</svg:desc>
                </draw:g>
              </table:table-cell>
              <table:table-cell office:value-type="float" office:value="NaN">
                <text:p>NaN</text:p>
                <draw:g>
                  <svg:desc>Sheet1.D12:Sheet1.D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8">
                <text:p>98</text:p>
              </table:table-cell>
              <table:table-cell office:value-type="float" office:value="9.804">
                <text:p>9.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9.6">
                <text:p>9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2">
                <text:p>102</text:p>
              </table:table-cell>
              <table:table-cell office:value-type="float" office:value="9.486">
                <text:p>9.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4">
                <text:p>104</text:p>
              </table:table-cell>
              <table:table-cell office:value-type="float" office:value="9.161">
                <text:p>9.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6">
                <text:p>106</text:p>
              </table:table-cell>
              <table:table-cell office:value-type="float" office:value="8.851">
                <text:p>8.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8">
                <text:p>108</text:p>
              </table:table-cell>
              <table:table-cell office:value-type="float" office:value="7.959">
                <text:p>7.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0">
                <text:p>110</text:p>
              </table:table-cell>
              <table:table-cell office:value-type="float" office:value="7.406">
                <text:p>7.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2">
                <text:p>112</text:p>
              </table:table-cell>
              <table:table-cell office:value-type="float" office:value="6.86">
                <text:p>6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4">
                <text:p>114</text:p>
              </table:table-cell>
              <table:table-cell office:value-type="float" office:value="6.132">
                <text:p>6.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6">
                <text:p>116</text:p>
              </table:table-cell>
              <table:table-cell office:value-type="float" office:value="5.218">
                <text:p>5.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8">
                <text:p>118</text:p>
              </table:table-cell>
              <table:table-cell office:value-type="float" office:value="4.54">
                <text:p>4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3.816">
                <text:p>3.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2">
                <text:p>122</text:p>
              </table:table-cell>
              <table:table-cell office:value-type="float" office:value="3.109">
                <text:p>3.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4">
                <text:p>124</text:p>
              </table:table-cell>
              <table:table-cell office:value-type="float" office:value="2.693">
                <text:p>2.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6">
                <text:p>126</text:p>
              </table:table-cell>
              <table:table-cell office:value-type="float" office:value="2.268">
                <text:p>2.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8">
                <text:p>128</text:p>
              </table:table-cell>
              <table:table-cell office:value-type="float" office:value="1.94">
                <text:p>1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0">
                <text:p>130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2">
                <text:p>132</text:p>
              </table:table-cell>
              <table:table-cell office:value-type="float" office:value="1.401">
                <text:p>1.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4">
                <text:p>134</text:p>
              </table:table-cell>
              <table:table-cell office:value-type="float" office:value="1.193">
                <text:p>1.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6">
                <text:p>136</text:p>
              </table:table-cell>
              <table:table-cell office:value-type="float" office:value="1.141">
                <text:p>1.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8">
                <text:p>138</text:p>
              </table:table-cell>
              <table:table-cell office:value-type="float" office:value="0.997">
                <text:p>0.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0">
                <text:p>140</text:p>
              </table:table-cell>
              <table:table-cell office:value-type="float" office:value="0.91">
                <text:p>0.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2">
                <text:p>142</text:p>
              </table:table-cell>
              <table:table-cell office:value-type="float" office:value="0.815">
                <text:p>0.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4">
                <text:p>144</text:p>
              </table:table-cell>
              <table:table-cell office:value-type="float" office:value="0.767">
                <text:p>0.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6">
                <text:p>146</text:p>
              </table:table-cell>
              <table:table-cell office:value-type="float" office:value="0.736">
                <text:p>0.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8">
                <text:p>148</text:p>
              </table:table-cell>
              <table:table-cell office:value-type="float" office:value="0.692">
                <text:p>0.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0">
                <text:p>150</text:p>
              </table:table-cell>
              <table:table-cell office:value-type="float" office:value="0.682">
                <text:p>0.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2">
                <text:p>152</text:p>
              </table:table-cell>
              <table:table-cell office:value-type="float" office:value="0.67">
                <text:p>0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4">
                <text:p>154</text:p>
              </table:table-cell>
              <table:table-cell office:value-type="float" office:value="0.67">
                <text:p>0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6">
                <text:p>156</text:p>
              </table:table-cell>
              <table:table-cell office:value-type="float" office:value="0.674">
                <text:p>0.674</text:p>
              </table:table-cell>
              <table:table-cell office:value-type="float" office:value="NaN">
                <text:p>NaN</text:p>
              </table:table-cell>
              <table:table-cell office:value-type="float" office:value="0.691">
                <text:p>0.6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8">
                <text:p>158</text:p>
              </table:table-cell>
              <table:table-cell office:value-type="float" office:value="0.674">
                <text:p>0.674</text:p>
              </table:table-cell>
              <table:table-cell office:value-type="float" office:value="NaN">
                <text:p>NaN</text:p>
              </table:table-cell>
              <table:table-cell office:value-type="float" office:value="0.698">
                <text:p>0.6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0.676">
                <text:p>0.676</text:p>
              </table:table-cell>
              <table:table-cell office:value-type="float" office:value="NaN">
                <text:p>NaN</text:p>
              </table:table-cell>
              <table:table-cell office:value-type="float" office:value="0.716">
                <text:p>0.7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2">
                <text:p>162</text:p>
              </table:table-cell>
              <table:table-cell office:value-type="float" office:value="0.683">
                <text:p>0.683</text:p>
              </table:table-cell>
              <table:table-cell office:value-type="float" office:value="NaN">
                <text:p>NaN</text:p>
              </table:table-cell>
              <table:table-cell office:value-type="float" office:value="0.736">
                <text:p>0.7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4">
                <text:p>164</text:p>
              </table:table-cell>
              <table:table-cell office:value-type="float" office:value="0.688">
                <text:p>0.688</text:p>
              </table:table-cell>
              <table:table-cell office:value-type="float" office:value="NaN">
                <text:p>NaN</text:p>
              </table:table-cell>
              <table:table-cell office:value-type="float" office:value="0.762">
                <text:p>0.7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6">
                <text:p>166</text:p>
              </table:table-cell>
              <table:table-cell office:value-type="float" office:value="0.795">
                <text:p>0.795</text:p>
              </table:table-cell>
              <table:table-cell office:value-type="float" office:value="NaN">
                <text:p>NaN</text:p>
              </table:table-cell>
              <table:table-cell office:value-type="float" office:value="0.801">
                <text:p>0.8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8">
                <text:p>168</text:p>
              </table:table-cell>
              <table:table-cell office:value-type="float" office:value="0.752">
                <text:p>0.752</text:p>
              </table:table-cell>
              <table:table-cell office:value-type="float" office:value="NaN">
                <text:p>NaN</text:p>
              </table:table-cell>
              <table:table-cell office:value-type="float" office:value="0.824">
                <text:p>0.8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7">
                <text:p>0.8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2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35">
                <text:p>0.9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4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5">
                <text:p>1.0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6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62">
                <text:p>1.1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8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53">
                <text:p>1.2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33">
                <text:p>1.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2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28">
                <text:p>1.5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4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6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88">
                <text:p>1.9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8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82">
                <text:p>2.3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03">
                <text:p>2.8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47">
                <text:p>3.2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4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14">
                <text:p>3.9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74">
                <text:p>4.5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8">
                <text:p>5.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343">
                <text:p>6.3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2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066">
                <text:p>7.0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4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712">
                <text:p>7.7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6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254">
                <text:p>8.2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8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185">
                <text:p>9.18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12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424">
                <text:p>9.4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14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06">
                <text:p>9.6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6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713">
                <text:p>9.7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18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821">
                <text:p>9.8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20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887">
                <text:p>9.88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22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36">
                <text:p>9.9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24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42">
                <text:p>9.9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26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66">
                <text:p>9.9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28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7">
                <text:p>9.9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8">
                <text:p>9.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